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3000001625D148A20782CC674.png" manifest:media-type="image/png"/>
  <manifest:file-entry manifest:full-path="Pictures/10000000000002660000019651300C58EFD20EAF.jpg" manifest:media-type="image/jpeg"/>
  <manifest:file-entry manifest:full-path="Pictures/10000201000001B90000038423EA52CA6850EB4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22.25cm" fo:min-width="14.2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greyscale" draw:luminance="0%" draw:contrast="14%" draw:gamma="100%" draw:red="0%" draw:green="0%" draw:blue="0%" fo:clip="rect(0cm, 10.105cm, 0.162cm, 0cm)" draw:image-opacity="100%" style:mirror="none"/>
    </style:style>
    <style:style style:name="gr4" style:family="graphic" style:parent-style-name="Objet_20_sans_20_remplissage_20_et_20_sans_20_ligne">
      <style:graphic-properties draw:opacity="50%" draw:opacity-name="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opacity="50%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4.7cm" svg:height="22.5cm" svg:x="1cm" svg:y="4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cm" svg:height="17.099cm" svg:x="3.4cm" svg:y="6.9cm">
          <draw:image xlink:href="Pictures/10000201000001B90000038423EA52CA6850EB4C.png" xlink:type="simple" xlink:show="embed" xlink:actuate="onLoad">
            <text:p/>
          </draw:image>
        </draw:frame>
        <draw:frame draw:style-name="gr3" draw:text-style-name="P2" draw:layer="layout" svg:width="7.599cm" svg:height="13.099cm" svg:x="3.8cm" svg:y="8.8cm">
          <draw:image xlink:href="Pictures/10000000000002660000019651300C58EFD20EAF.jpg" xlink:type="simple" xlink:show="embed" xlink:actuate="onLoad">
            <text:p/>
          </draw:image>
        </draw:frame>
        <draw:frame draw:style-name="gr4" draw:text-style-name="P3" draw:layer="layout" svg:width="4.5cm" svg:height="2.046cm" svg:x="5.5cm" svg:y="9.4cm">
          <draw:image xlink:href="Pictures/1000000000000303000001625D148A20782CC67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opacity draw:name="Transparency_20_2" draw:display-name="Transparency 2" draw:style="rectangular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2-22T22:56:31.265868691</dc:date>
    <meta:editing-duration>PT3H29M1S</meta:editing-duration>
    <meta:editing-cycles>1</meta:editing-cycles>
    <meta:document-statistic meta:object-count="4"/>
    <meta:generator>LibreOffice/5.1.6.2$Linux_X86_64 LibreOffice_project/10m0$Build-2</meta:generator>
  </office:meta>
</office:document-meta>
</file>